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191.98mm"/>
    </style:style>
    <style:style style:name="co9" style:family="table-column">
      <style:table-column-properties fo:break-before="auto" style:column-width="3.81mm"/>
    </style:style>
    <style:style style:name="co10" style:family="table-column">
      <style:table-column-properties fo:break-before="auto" style:column-width="44.11mm"/>
    </style:style>
    <style:style style:name="co11" style:family="table-column">
      <style:table-column-properties fo:break-before="auto" style:column-width="3.26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13.2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" style:family="table-cell" style:parent-style-name="Default">
      <style:table-cell-properties fo:border-bottom="none" fo:background-color="#fffff0" fo:border-left="0.06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fff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none" fo:background-color="#fffff0" fo:border-left="0.06pt solid #000000" fo:border-right="none" style:rotation-align="none" fo:border-top="none"/>
      <style:text-properties fo:color="#696969"/>
    </style:style>
    <style:style style:name="ce27" style:family="table-cell" style:parent-style-name="Default">
      <style:table-cell-properties fo:border-bottom="none" fo:background-color="#fffff0" style:text-align-source="fix" style:repeat-content="false" fo:border-left="0.06pt solid #000000" fo:border-right="none" style:rotation-align="none" fo:border-top="none"/>
      <style:paragraph-properties fo:text-align="end" fo:margin-left="0mm"/>
    </style:style>
    <style:style style:name="ce29" style:family="table-cell" style:parent-style-name="Default">
      <style:table-cell-properties fo:border-bottom="0.06pt solid #000000" fo:background-color="#fffff0" fo:border-left="0.06pt solid #000000" fo:border-right="none" style:rotation-align="none" fo:border-top="none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</style:style>
    <style:style style:name="ce36" style:family="table-cell" style:parent-style-name="Default">
      <style:table-cell-properties fo:background-color="#add8e6" style:text-align-source="fix" style:repeat-content="false" style:rotation-align="none"/>
      <style:paragraph-properties fo:text-align="center" fo:margin-left="0mm"/>
    </style:style>
    <style:style style:name="ce28" style:family="table-cell" style:parent-style-name="Default" style:data-style-name="N1">
      <style:table-cell-properties fo:background-color="#fffff0" style:text-align-source="fix" style:repeat-content="false" fo:border="0.06pt solid #000000" style:rotation-align="none"/>
      <style:paragraph-properties fo:text-align="center" fo:margin-left="0mm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33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</style:style>
    <style:style style:name="ce46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7" style:family="table-cell" style:parent-style-name="Default">
      <style:table-cell-properties fo:border-bottom="none" fo:background-color="#fffff0" fo:border-left="none" fo:border-right="0.06pt solid #000000" style:rotation-align="none" fo:border-top="none"/>
    </style:style>
    <style:style style:name="ce48" style:family="table-cell" style:parent-style-name="Default">
      <style:table-cell-properties fo:border-bottom="0.06pt solid #000000" fo:background-color="#fffff0" style:text-align-source="fix" style:repeat-content="false" fo:border-left="none" fo:border-right="0.06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0.5mm" svg:stroke-color="#000080" draw:marker-start-width="2.75mm" draw:marker-end-width="2.75mm" draw:fill-color="#ffffff" draw:textarea-horizontal-align="justify" draw:textarea-vertical-align="middle" draw:auto-grow-height="false" fo:min-height="70.47mm" fo:min-width="96.26mm" fo:padding-top="0.25mm" fo:padding-bottom="0.25mm" fo:padding-left="0.25mm" fo:padding-right="0.25mm"/>
    </style:style>
    <style:style style:name="gr2" style:family="graphic">
      <style:graphic-properties draw:stroke="solid" draw:marker-start="Arrow" draw:marker-start-width="2mm" draw:marker-end="Arrow" draw:marker-end-width="2mm" draw:textarea-horizontal-align="center" draw:textarea-vertical-align="middle" draw:show-unit="true"/>
      <style:paragraph-properties style:writing-mode="lr-tb"/>
    </style:style>
    <style:style style:name="gr3" style:family="graphic">
      <style:graphic-properties draw:fill="gradient" draw:fill-gradient-name="Spotted_20_Gray" draw:gradient-step-count="0" draw:textarea-horizontal-align="justify" draw:textarea-vertical-align="middle" draw:auto-grow-height="false" fo:min-height="5.2mm" fo:min-width="5.2mm"/>
    </style:style>
    <style:style style:name="gr4" style:family="graphic">
      <style:graphic-properties svg:stroke-width="0.35mm" svg:stroke-color="#ff1493" draw:marker-start-width="2.52mm" draw:marker-end-width="2.52mm" draw:textarea-horizontal-align="center" draw:textarea-vertical-align="middle" fo:padding-top="0.17mm" fo:padding-bottom="0.17mm" fo:padding-left="0.17mm" fo:padding-right="0.17mm"/>
    </style:style>
    <style:style style:name="gr5" style:family="graphic">
      <style:graphic-properties svg:stroke-color="#000000" draw:marker-start="Arrow" draw:marker-start-width="2mm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4.69mm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ole-draw-aspect="1" style:protect="size"/>
    </style:style>
    <style:style style:name="gr8" style:family="graphic">
      <style:graphic-properties draw:stroke="none" svg:stroke-color="#000000" draw:fill="none" draw:fill-color="#ffffff" fo:min-height="5.29mm"/>
      <style:paragraph-properties style:writing-mode="lr-tb"/>
    </style:style>
    <style:style style:name="gr9" style:family="graphic">
      <style:graphic-properties svg:stroke-color="#000000" draw:fill="gradient" draw:fill-gradient-name="Gradient_20_1" draw:gradient-step-count="0" draw:textarea-horizontal-align="justify" draw:textarea-vertical-align="middle" draw:auto-grow-height="false" fo:min-height="5.2mm" fo:min-width="5.2mm"/>
    </style:style>
    <style:style style:name="gr10" style:family="graphic">
      <style:graphic-properties svg:stroke-width="0.53mm" svg:stroke-color="#000000" draw:marker-start-width="2.79mm" draw:marker-end="Arrow" draw:marker-end-width="2.79mm" draw:textarea-horizontal-align="center" draw:textarea-vertical-align="middle" fo:padding-top="0.26mm" fo:padding-bottom="0.26mm" fo:padding-left="0.26mm" fo:padding-right="0.26mm"/>
    </style:style>
    <style:style style:name="gr11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85mm" fo:min-width="8.85mm" fo:padding-top="0.5mm" fo:padding-bottom="0.5mm" fo:padding-left="0.5mm" fo:padding-right="0.5mm"/>
    </style:style>
    <style:style style:name="gr12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7.85mm" fo:min-width="7.85mm" fo:padding-top="0.5mm" fo:padding-bottom="0.5mm" fo:padding-left="0.5mm" fo:padding-right="0.5mm"/>
    </style:style>
    <style:style style:name="gr13" style:family="graphic">
      <style:graphic-properties svg:stroke-width="1mm" svg:stroke-color="#000000" draw:marker-start-width="3.5mm" draw:marker-end="Arrow" draw:marker-end-width="3.5mm" draw:textarea-horizontal-align="center" draw:textarea-vertical-align="middle" fo:padding-top="0.5mm" fo:padding-bottom="0.5mm" fo:padding-left="0.5mm" fo:padding-right="0.5mm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gradient" draw:fill-gradient-name="Spotted_20_Gray" draw:gradient-step-count="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20_1" draw:gradient-step-count="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math.$C$30:.$C$36])" table:allow-empty-cell="true" table:display-list="unsorted" table:base-cell-address="math.C24">
          <table:error-message table:message-type="stop" table:display="true"/>
        </table:content-validation>
      </table:content-validations>
      <table:table table:name="math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1" svg:width="96.76mm" svg:height="70.97mm" svg:x="26mm" svg:y="31.72mm">
            <text:p/>
            <draw:enhanced-geometry svg:viewBox="0 0 21600 21600" draw:type="rectangle" draw:enhanced-path="M 0 0 L 21600 0 21600 21600 0 21600 0 0 Z N"/>
          </draw:custom-shape>
          <draw:measure draw:z-index="1" draw:name="Dimension line 1" draw:style-name="gr2" draw:text-style-name="P2" svg:x1="122.96mm" svg:y1="103.83mm" svg:x2="25.88mm" svg:y2="103.43mm">
            <text:p text:style-name="P2">L1 <text:measure text:kind="unit">mm</text:measure><text:measure text:kind="gap"/></text:p>
          </draw:measure>
          <draw:measure draw:z-index="2" draw:name="Dimension line 2" draw:style-name="gr2" draw:text-style-name="P2" svg:x1="27.24mm" svg:y1="103.43mm" svg:x2="27.04mm" svg:y2="32.56mm">
            <text:p text:style-name="P2">L2 <text:measure text:kind="unit">mm</text:measure><text:measure text:kind="gap"/></text:p>
          </draw:measure>
          <draw:custom-shape draw:z-index="3" draw:name="Shape 2" draw:style-name="gr3" draw:text-style-name="P3" svg:width="7.34mm" svg:height="7.34mm" svg:x="22.34mm" svg:y="29.5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Shape 3" draw:style-name="gr3" draw:text-style-name="P3" svg:width="7.34mm" svg:height="7.34mm" svg:x="117.15mm" svg:y="98.1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z-index="5" draw:name="Bézier curve 1" draw:style-name="gr4" draw:text-style-name="P4" svg:width="108.61mm" svg:height="44.51mm" draw:transform="rotate (-0.245044226980005) translate (26.3700000000205mm 33.5199999999178mm)" svg:viewBox="0 0 10862 4452" svg:d="M0 0c82 0 2415 2588 2415 2588 0 0 3020 1332 3001 1337s3913 331 3913 331l1533 196">
            <text:p/>
          </draw:path>
          <draw:g draw:z-index="6">
            <draw:line draw:name="Vertical line 1" draw:style-name="gr5" draw:text-style-name="P4" svg:x1="120.29mm" svg:y1="90.25mm" svg:x2="120.29mm" svg:y2="103.55mm">
              <text:p/>
            </draw:line>
            <draw:line draw:name="Vertical line 2" draw:style-name="gr5" draw:text-style-name="P4" svg:x1="130.97mm" svg:y1="101.71mm" svg:x2="118.22mm" svg:y2="101.6mm">
              <text:p/>
            </draw:line>
          </draw:g>
          <draw:frame draw:z-index="7" draw:name="Text Frame 1" draw:style-name="gr6" draw:text-style-name="P5" svg:width="3.07mm" svg:height="4.69mm" svg:x="131.53mm" svg:y="100.99mm">
            <draw:text-box>
              <text:p>x</text:p>
            </draw:text-box>
          </draw:frame>
          <draw:frame draw:z-index="8" draw:name="Text Frame 2" draw:style-name="gr6" draw:text-style-name="P5" svg:width="3.07mm" svg:height="4.69mm" svg:x="118.79mm" svg:y="85.96mm">
            <draw:text-box>
              <text:p>y</text:p>
            </draw:text-box>
          </draw:frame>
          <draw:frame draw:z-index="9" draw:name="embedded object (OLE) 4" draw:style-name="gr7" draw:text-style-name="P6" svg:width="5.49mm" svg:height="5.34mm" svg:x="98.01mm" svg:y="58.4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name="embedded object (OLE) 6" draw:style-name="gr7" draw:text-style-name="P6" svg:width="22.31mm" svg:height="5.33mm" svg:x="57.48mm" svg:y="90.0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1" draw:name="embedded object (OLE) 5" draw:style-name="gr7" draw:text-style-name="P6" svg:width="5.5mm" svg:height="5.34mm" svg:x="94.02mm" svg:y="75.62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2" draw:name="Text Frame 3" draw:style-name="gr8" draw:text-style-name="P5" svg:width="11.1mm" svg:height="5.29mm" svg:x="25.47mm" svg:y="23.58mm">
            <draw:text-box>
              <text:p>M kg</text:p>
            </draw:text-box>
          </draw:frame>
          <draw:frame draw:z-index="13" draw:name="Text Frame 4" draw:style-name="gr8" draw:text-style-name="P5" svg:width="11.1mm" svg:height="5.29mm" svg:x="104.4mm" svg:y="36.56mm">
            <draw:text-box>
              <text:p>g=10</text:p>
            </draw:text-box>
          </draw:frame>
          <draw:frame draw:z-index="14" draw:name="embedded object (OLE) 3" draw:style-name="gr7" draw:text-style-name="P6" svg:width="16.25mm" svg:height="5.34mm" svg:x="74.42mm" svg:y="50.86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5" draw:name="Shape 4" draw:style-name="gr9" draw:text-style-name="P7" svg:width="7.34mm" svg:height="7.34mm" svg:x="66.12mm" svg:y="45.0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Line 1" draw:style-name="gr10" draw:text-style-name="P4" svg:x1="69.48mm" svg:y1="52.42mm" svg:x2="69.36mm" svg:y2="63.46mm">
            <text:p/>
          </draw:line>
          <draw:custom-shape draw:z-index="17" draw:name="Shape 5" draw:style-name="gr9" draw:text-style-name="P7" svg:width="7.34mm" svg:height="7.34mm" svg:x="87.47mm" svg:y="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8" draw:name="Line 2" draw:style-name="gr10" draw:text-style-name="P4" svg:x1="90.95mm" svg:y1="69.01mm" svg:x2="90.83mm" svg:y2="80.05mm">
            <text:p/>
          </draw:line>
          <draw:line draw:z-index="19" draw:name="Line 3" draw:style-name="gr10" draw:text-style-name="P4" svg:x1="94.97mm" svg:y1="65.65mm" svg:x2="104.86mm" svg:y2="65.77mm">
            <text:p/>
          </draw:line>
          <draw:frame draw:z-index="20" draw:name="embedded object (OLE) 7" draw:style-name="gr7" draw:text-style-name="P6" svg:width="6.59mm" svg:height="5.34mm" svg:x="32.02mm" svg:y="35.19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1" draw:name="embedded object (OLE) 8" draw:style-name="gr7" draw:text-style-name="P6" svg:width="6.6mm" svg:height="5.34mm" svg:x="111.09mm" svg:y="91.05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2" draw:name="embedded object (OLE) 2" draw:style-name="gr7" draw:text-style-name="P6" svg:width="45.09mm" svg:height="55.11mm" svg:x="313.72mm" svg:y="23.44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4" draw:name="embedded object (OLE) 1" draw:style-name="gr7" draw:text-style-name="P6" svg:width="45.09mm" svg:height="55.11mm" svg:x="317.01mm" svg:y="115.9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25" draw:name="Shape 6" draw:style-name="gr11" draw:text-style-name="P1" svg:width="12.51mm" svg:height="12.51mm" svg:x="327.3mm" svg:y="81.5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Shape 7" draw:style-name="gr12" draw:text-style-name="P1" svg:width="12.51mm" svg:height="12.51mm" svg:x="361.13mm" svg:y="80.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Shape 8" draw:style-name="gr12" draw:text-style-name="P1" svg:width="12.51mm" svg:height="12.51mm" svg:x="393.42mm" svg:y="81.2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8" draw:name="embedded object (OLE) 9" draw:style-name="gr7" draw:text-style-name="P6" svg:width="13.06mm" svg:height="51.69mm" svg:x="315.46mm" svg:y="73.21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line draw:z-index="29" draw:name="Line 4" draw:style-name="gr13" draw:text-style-name="P4" svg:x1="325.64mm" svg:y1="86.96mm" svg:x2="415.15mm" svg:y2="87.5mm">
            <text:p/>
          </draw:line>
          <draw:control draw:z-index="30" draw:name="Control 2" draw:text-style-name="P8" svg:width="22.82mm" svg:height="8mm" svg:x="94.08mm" svg:y="10.34mm" draw:control="control2"/>
          <draw:control draw:z-index="31" draw:name="Control 1" draw:text-style-name="P8" svg:width="23.41mm" svg:height="8mm" svg:x="119.68mm" svg:y="10.34mm" draw:control="control1"/>
          <draw:control draw:z-index="32" draw:name="Control 3" draw:text-style-name="P8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5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3"/>
          <table:table-cell table:style-name="ce30" office:value-type="string" calcext:value-type="string">
            <text:p>Results</text:p>
          </table:table-cell>
          <table:table-cell table:style-name="ce30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4"/>
          <table:table-cell table:style-name="ce30" office:value-type="string" calcext:value-type="string">
            <text:p>Theory</text:p>
          </table:table-cell>
          <table:table-cell table:style-name="ce46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2"/>
          <table:table-cell table:style-name="ce15" table:formula="of:=+[$setup.C3]" office:value-type="string" office:string-value="c:\Schneider\ScriptingPath\CALC\/BeadOnWire_OoCalc.vbs" calcext:value-type="string">
            <text:p>c:\Schneider\ScriptingPath\CALC\/BeadOnWire_OoCalc.vbs</text:p>
          </table:table-cell>
          <table:table-cell table:style-name="ce15" table:number-columns-repeated="2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>
            <draw:frame draw:z-index="23" draw:name="Image 1" draw:style-name="gr14" draw:text-style-name="P6" svg:width="122.58mm" svg:height="91.93mm" svg:x="7.51mm" svg:y="0.01mm">
              <draw:image xlink:href="../wirepath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7" office:value-type="string" calcext:value-type="string">
            <text:p>A=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40"/>
          <table:table-cell table:style-name="ce33" office:value-type="string" calcext:value-type="string">
            <text:p>L1=</text:p>
          </table:table-cell>
          <table:table-cell table:style-name="ce22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27" office:value-type="string" calcext:value-type="string">
            <text:p>B=</text:p>
          </table:table-cell>
          <table:table-cell table:style-name="ce36" table:formula="of:=+([.C24]*[.F24]*[.F24]-[.F25])/[.F24]" office:value-type="float" office:value="-1" calcext:value-type="float">
            <text:p>-1</text:p>
          </table:table-cell>
          <table:table-cell table:style-name="ce40"/>
          <table:table-cell table:style-name="ce33" office:value-type="string" calcext:value-type="string">
            <text:p>L2=</text:p>
          </table:table-cell>
          <table:table-cell table:style-name="ce22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27" office:value-type="string" calcext:value-type="string">
            <text:p>Y=</text:p>
          </table:table-cell>
          <table:table-cell table:style-name="ce28" table:formula="of:=+[.$C$24]*[.C28]*[.C28]+[.$C$25]*[.C28]" office:value-type="float" office:value="0" calcext:value-type="float">
            <text:p>0</text:p>
          </table:table-cell>
          <table:table-cell table:style-name="ce28" table:formula="of:=+[.$C$24]*[.D28]*[.D28]+[.$C$25]*[.D28]" office:value-type="float" office:value="25" calcext:value-type="float">
            <text:p>25</text:p>
          </table:table-cell>
          <table:table-cell table:style-name="ce28" table:formula="of:=+[.$C$24]*[.E28]*[.E28]+[.$C$25]*[.E28]" office:value-type="float" office:value="50" calcext:value-type="float">
            <text:p>50</text:p>
          </table:table-cell>
          <table:table-cell table:style-name="ce28" table:formula="of:=+[.$C$24]*[.F28]*[.F28]+[.$C$25]*[.F28]" office:value-type="float" office:value="75" calcext:value-type="float">
            <text:p>75</text:p>
          </table:table-cell>
          <table:table-cell table:style-name="ce28" table:formula="of:=+[.$C$24]*[.G28]*[.G28]+[.$C$25]*[.G28]" office:value-type="float" office:value="100" calcext:value-type="float">
            <text:p>100</text:p>
          </table:table-cell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27" office:value-type="string" calcext:value-type="string">
            <text:p>X=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50" calcext:value-type="float">
            <text:p>-50</text:p>
          </table:table-cell>
          <table:table-cell table:style-name="ce28" office:value-type="float" office:value="-75" calcext:value-type="float">
            <text:p>-75</text:p>
          </table:table-cell>
          <table:table-cell table:style-name="ce28" office:value-type="float" office:value="-100" calcext:value-type="float">
            <text:p>-100</text:p>
          </table:table-cell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27" office:value-type="string" calcext:value-type="string">
            <text:p>A=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22" office:value-type="float" office:value="0.04" calcext:value-type="float">
            <text:p>0.04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22" office:value-type="float" office:value="0" calcext:value-type="float">
            <text:p>0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22" office:value-type="float" office:value="0.025" calcext:value-type="float">
            <text:p>0.025</text:p>
          </table:table-cell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6" table:number-columns-repeated="1015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table:formula="of:=+[.I3]&amp;&quot;/&quot;&amp;[.G3]&amp;[.E3]" office:value-type="string" office:string-value="c:\Schneider\ScriptingPath\CALC\/BeadOnWire_OoCalc.vbs" calcext:value-type="string">
            <text:p>c:\Schneider\ScriptingPath\CALC\/BeadOnWire_OoCalc.vbs</text:p>
          </table:table-cell>
          <table:table-cell/>
          <table:table-cell table:style-name="Default" office:value-type="string" calcext:value-type="string">
            <text:p>BeadOnWire_OoCalc.vbs</text:p>
          </table:table-cell>
          <table:table-cell table:number-columns-repeated="3"/>
          <table:table-cell table:style-name="Default" office:value-type="string" calcext:value-type="string">
            <text:p>c:\Schneider\ScriptingPath\CALC\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table:formula="of:=+[.I5]&amp;&quot;/&quot;&amp;[.G5]&amp;&quot;/&quot;&amp;[.E5]" office:value-type="string" office:string-value="file:///C:/Users/sesa237770/Documents/Mathbox/Python_Samples/02-BeadOnWire/BeadOnWire_OoCalc.ods" calcext:value-type="string">
            <text:p>file:///C:/Users/sesa237770/Documents/Mathbox/Python_Samples/02-BeadOnWire/BeadOnWire_OoCalc.ods</text:p>
          </table:table-cell>
          <table:table-cell/>
          <table:table-cell table:style-name="Default" office:value-type="string" calcext:value-type="string">
            <text:p>BeadOnWire_OoCalc.ods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table:formula="of:=+[.I7]&amp;&quot;/&quot;&amp;[.G7]&amp;&quot;/&quot;&amp;[.E7]" office:value-type="string" office:string-value="file:///C:/Users/sesa237770/Documents/Mathbox/Python_Samples/02-BeadOnWire/BeadOnWire_OoCalc.xlsx" calcext:value-type="string">
            <text:p>file:///C:/Users/sesa237770/Documents/Mathbox/Python_Samples/02-BeadOnWire/BeadOnWire_OoCalc.xlsx</text:p>
          </table:table-cell>
          <table:table-cell/>
          <table:table-cell table:style-name="Default" office:value-type="string" calcext:value-type="string">
            <text:p>BeadOnWire_OoCalc.xlsx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>
          <table:table-cell/>
          <table:table-cell table:style-name="ce45" office:value-type="string" calcext:value-type="string">
            <text:p>Python</text:p>
          </table:table-cell>
          <table:table-cell table:style-name="Default" table:formula="of:=+[.I9]&amp;&quot;/&quot;&amp;[.G9]&amp;&quot;/&quot;&amp;[.E9]" office:value-type="string" office:string-value="file:///C:/Users/sesa237770/Documents/Mathbox/Python_Samples/02-BeadOnWire/math_bead_on_wire.py" calcext:value-type="string">
            <text:p>file:///C:/Users/sesa237770/Documents/Mathbox/Python_Samples/02-BeadOnWire/math_bead_on_wire.py</text:p>
          </table:table-cell>
          <table:table-cell/>
          <table:table-cell table:style-name="Default" office:value-type="string" calcext:value-type="string">
            <text:p>math_bead_on_wire.py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Default" office:value-type="string" calcext:value-type="string">
            <text:p>The link could not be updated.</text:p>
          </table:table-cell>
          <table:table-cell table:style-name="Default"/>
        </table:table-row>
        <table:table-row table:style-name="ro3" table:number-rows-repeated="39">
          <table:table-cell table:style-name="Default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PythonPRG01" table:base-cell-address="$setup.$G$9" table:cell-range-address="$setup.$E$9"/>
        <table:named-range table:name="rng_A" table:base-cell-address="$math.$C$24" table:cell-range-address="$math.$C$24"/>
        <table:named-range table:name="rng_B" table:base-cell-address="$math.$C$25" table:cell-range-address="$math.$C$25"/>
        <table:named-range table:name="rng_L1" table:base-cell-address="$math.$F$24" table:cell-range-address="$math.$F$24"/>
        <table:named-range table:name="rng_L2" table:base-cell-address="$math.$F$25" table:cell-range-address="$math.$F$2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1" draw:display-name="Gradient 1" draw:style="radial" draw:cx="50%" draw:cy="50%" draw:start-color="#000000" draw:end-color="#eeeeee" draw:start-intensity="100%" draw:end-intensity="100%" draw:border="0%"/>
    <draw:gradient draw:name="Spotted_20_Gray" draw:display-name="Spotted Gray" draw:style="radial" draw:cx="50%" draw:cy="50%" draw:start-color="#000000" draw:end-color="#eeeeee" draw:start-intensity="100%" draw:end-intensity="100%" draw:border="0%"/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15:37:34.0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11-09T19:01:24.926000000</dc:date>
    <meta:editing-cycles>99</meta:editing-cycles>
    <meta:editing-duration>P1DT19H33M53S</meta:editing-duration>
    <meta:generator>LibreOffice/7.2.0.4$Windows_X86_64 LibreOffice_project/9a9c6381e3f7a62afc1329bd359cc48accb6435b</meta:generator>
    <meta:document-statistic meta:table-count="3" meta:cell-count="199" meta:object-count="33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0).Value =GetPathtoScript("rngPathNameXLS","setup")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0).Value =GetPathtoScript("rngPathNameODS","setup")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"rngPathNameStartScript","setup"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RNG_NAME,SHEETNAME)
'rngPathNameStartScript


Dim A As Variant
Dim Doc As Object
Dim oSheet As Object
Dim Cell As Object

Doc = ThisComponent
oSheet = ThisComponent.CurrentController.ActiveSheet
osheet=ThisComponent.Sheets.GetByName(SHEETNAME)
'oSheet = Doc.Sheets(1)


'Cell = oSheet.getCellByPosition(3,3)
'Cell.Value=1
'Cell = oSheet.getCellByPosition(4,4)
'Cell.Value = 2

'A = oSheet.getCellRangeByName("D4:E5")
A = oSheet.getCellRangeByName(RNG_NAME)

sPath= A.getCellByPosition(0,0).value


sPath= A.getCellByPosition(0,0).string

'print A.getCellByPosition(1,1).Value


GetPathtoScript= sPath

End Function

sub TEST_GetPathtoScript

sPathNameXLS=GetPathtoScript("rngPathNameXLS","setup")

print sPathNameXLS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ub>
      <mi>v</mi>
      <mn>1</mn>
    </msub>
    <annotation encoding="StarMath 5.0">v_{1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</mrow>
          </mrow>
        </mtd>
      </mtr>
      <mtr>
        <mtd>
          <mrow/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i>,</mi>
                    <msub>
                      <mi>L</mi>
                      <mn>2</mn>
                    </msub>
                  </mrow>
                </mrow>
                <mo fence="true" form="postfix" stretchy="false">)</mo>
              </mrow>
            </mrow>
            <mi>;</mi>
            <mrow>
              <msub>
                <mi>X</mi>
                <mn>2</mn>
              </msub>
              <mo stretchy="false">=</mo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row>
              <msub>
                <mi>L</mi>
                <mn>2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i>B</mi>
            </mrow>
            <msub>
              <mi>L</mi>
              <mn>1</mn>
            </msub>
          </mrow>
        </mtd>
      </mtr>
      <mtr>
        <mtd columnalign="left">
          <mrow>
            <mi>B</mi>
            <mrow>
              <msub>
                <mi>L</mi>
                <mn>1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sub>
                <mi>L</mi>
                <mn>2</mn>
              </msub>
            </mrow>
          </mrow>
        </mtd>
      </mtr>
      <mtr>
        <mtd columnalign="left">
          <mrow>
            <mi>B</mi>
            <mo stretchy="false">=</mo>
            <mfrac>
              <mrow>
                <mi>A</mi>
                <mrow>
                  <msup>
                    <mrow>
                      <mo fence="true" form="prefix" stretchy="false">(</mo>
                      <mrow>
                        <msub>
                          <mi>L</mi>
                          <mn>1</mn>
                        </msub>
                      </mrow>
                      <mo fence="true" form="postfix" stretchy="false">)</mo>
                    </mrow>
                    <mn>2</mn>
                  </msup>
                  <mo stretchy="false">−</mo>
                  <msub>
                    <mi>L</mi>
                    <mn>2</mn>
                  </msub>
                </mrow>
              </mrow>
              <msub>
                <mi>L</mi>
                <mn>1</mn>
              </msub>
            </mfrac>
          </mrow>
        </mtd>
      </mtr>
      <mtr>
        <mtd>
          <mrow/>
        </mtd>
      </mtr>
      <mtr>
        <mtd>
          <mrow/>
        </mtd>
      </mtr>
    </mtable>
    <annotation encoding="StarMath 5.0">
alignl y=Ax ^{ 2} + Bx
newline 

newline 
alignl x_1=( -L_1,L_2) ; X_2=( 0, 0 )
newline

alignl L_2 = A (L_1)^{ 2} - B L_1
newline
alignl B L_1 = A (L_1)^{ 2} -L_2
newline
alignl B  =    {A (L_1)^{ 2} - L_2 } over {L_1} 
newline
newline
newline</annotation>
  </semantics>
</math>
</file>

<file path=Object 3/content.xml><?xml version="1.0" encoding="utf-8"?>
<math xmlns="http://www.w3.org/1998/Math/MathML" display="block">
  <semantics>
    <mrow>
      <msub>
        <mi>F</mi>
        <mi>y</mi>
      </msub>
      <mo stretchy="false">=</mo>
      <mi mathvariant="italic">Mg</mi>
    </mrow>
    <annotation encoding="StarMath 5.0">F_{y} =Mg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</mrow>
          </mrow>
        </mtd>
      </mtr>
      <mtr>
        <mtd>
          <mrow/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i>,</mi>
                    <msub>
                      <mi>L</mi>
                      <mn>2</mn>
                    </msub>
                  </mrow>
                </mrow>
                <mo fence="true" form="postfix" stretchy="false">)</mo>
              </mrow>
            </mrow>
            <mi>;</mi>
            <mrow>
              <msub>
                <mi>X</mi>
                <mn>2</mn>
              </msub>
              <mo stretchy="false">=</mo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row>
              <msub>
                <mi>L</mi>
                <mn>2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i>B</mi>
            </mrow>
            <msub>
              <mi>L</mi>
              <mn>1</mn>
            </msub>
          </mrow>
        </mtd>
      </mtr>
      <mtr>
        <mtd columnalign="left">
          <mrow>
            <mi>B</mi>
            <mrow>
              <msub>
                <mi>L</mi>
                <mn>1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sub>
                <mi>L</mi>
                <mn>2</mn>
              </msub>
            </mrow>
          </mrow>
        </mtd>
      </mtr>
      <mtr>
        <mtd columnalign="left">
          <mrow>
            <mi>B</mi>
            <mo stretchy="false">=</mo>
            <mfrac>
              <mrow>
                <mi>A</mi>
                <mrow>
                  <msup>
                    <mrow>
                      <mo fence="true" form="prefix" stretchy="false">(</mo>
                      <mrow>
                        <msub>
                          <mi>L</mi>
                          <mn>1</mn>
                        </msub>
                      </mrow>
                      <mo fence="true" form="postfix" stretchy="false">)</mo>
                    </mrow>
                    <mn>2</mn>
                  </msup>
                  <mo stretchy="false">−</mo>
                  <msub>
                    <mi>L</mi>
                    <mn>2</mn>
                  </msub>
                </mrow>
              </mrow>
              <msub>
                <mi>L</mi>
                <mn>1</mn>
              </msub>
            </mfrac>
          </mrow>
        </mtd>
      </mtr>
      <mtr>
        <mtd>
          <mrow/>
        </mtd>
      </mtr>
      <mtr>
        <mtd>
          <mrow/>
        </mtd>
      </mtr>
    </mtable>
    <annotation encoding="StarMath 5.0">
alignl y=Ax ^{ 2} + Bx
newline 

newline 
alignl x_1=( -L_1,L_2) ; X_2=( 0, 0 )
newline

alignl L_2 = A (L_1)^{ 2} - B L_1
newline
alignl B L_1 = A (L_1)^{ 2} -L_2
newline
alignl B  =    {A (L_1)^{ 2} - L_2 } over {L_1} 
newline
newline
newline</annotation>
  </semantics>
</math>
</file>

<file path=Object 5/content.xml><?xml version="1.0" encoding="utf-8"?>
<math xmlns="http://www.w3.org/1998/Math/MathML" display="block">
  <semantics>
    <msub>
      <mi>v</mi>
      <mn>2</mn>
    </msub>
    <annotation encoding="StarMath 5.0">v_{2}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</mrow>
    </mrow>
    <annotation encoding="StarMath 5.0">y=Ax ^{ 2} + Bx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{1}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9/content.xml><?xml version="1.0" encoding="utf-8"?>
<math xmlns="http://www.w3.org/1998/Math/MathML" display="block">
  <semantics>
    <mtable>
      <mtr>
        <mtd>
          <mtext>_____</mtext>
        </mtd>
      </mtr>
      <mtr>
        <mtd columnalign="left">
          <msub>
            <mi>x</mi>
            <mn>1</mn>
          </msub>
        </mtd>
      </mtr>
      <mtr>
        <mtd columnalign="left">
          <msub>
            <mi>y</mi>
            <mn>1</mn>
          </msub>
        </mtd>
      </mtr>
      <mtr>
        <mtd columnalign="left">
          <msub>
            <mi>v</mi>
            <mi>x</mi>
          </msub>
        </mtd>
      </mtr>
      <mtr>
        <mtd columnalign="left">
          <msub>
            <mi>v</mi>
            <mi>y</mi>
          </msub>
        </mtd>
      </mtr>
      <mtr>
        <mtd columnalign="left">
          <mi>t</mi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"_____"newline
alignl x_1
newline 
alignl y_1
newline
alignl v_x
newline 
alignl v_y
newline
alignl t
newline  
newline    
newline    
newline      </annotation>
  </semantics>
</math>
</file>